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E1B3BB6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cm" svg:y="0.003cm">
          <draw:image xlink:href="Pictures/1000000000000320000001E0E1B3BB62.png" xlink:type="simple" xlink:show="embed" xlink:actuate="onLoad">
            <text:p/>
          </draw:image>
        </draw:frame>
        <draw:rect draw:style-name="gr2" draw:text-style-name="P2" draw:layer="layout" svg:width="1.974cm" svg:height="1.372cm" svg:x="0.54cm" svg:y="15.116cm">
          <text:p text:style-name="P1"><text:span text:style-name="T1">STD_PUSHBT_HOME</text:span></text:p>
          <text:p text:style-name="P1"><text:span text:style-name="T1">EMBD_QUITSCREEN</text:span></text:p>
        </draw:rect>
        <draw:rect draw:style-name="gr2" draw:text-style-name="P3" draw:layer="layout" svg:width="2.328cm" svg:height="1.372cm" svg:x="9.553cm" svg:y="15.16cm">
          <text:p text:style-name="P1"><text:span text:style-name="T2">STD_PUSHBT_VOLMIN</text:span></text:p>
          <text:p text:style-name="P1"><text:span text:style-name="T2">EMBD_VOLMIN</text:span></text:p>
        </draw:rect>
        <draw:rect draw:style-name="gr2" draw:text-style-name="P3" draw:layer="layout" svg:width="2.328cm" svg:height="1.372cm" svg:x="12.774cm" svg:y="15.174cm">
          <text:p text:style-name="P1"><text:span text:style-name="T2">STD_PUSHBT_VOLPLUS</text:span></text:p>
          <text:p text:style-name="P1"><text:span text:style-name="T2">EMBD_VOLPLUS</text:span></text:p>
        </draw:rect>
        <draw:rect draw:style-name="gr2" draw:text-style-name="P2" draw:layer="layout" svg:width="1.974cm" svg:height="1.3cm" svg:x="2.126cm" svg:y="1.868cm">
          <text:p text:style-name="P1"><text:span text:style-name="T1">STD_PUSHBT_FIELDUP</text:span></text:p>
          <text:p text:style-name="P1"><text:span text:style-name="T1">EMBD_FIELDUP</text:span></text:p>
        </draw:rect>
        <draw:rect draw:style-name="gr2" draw:text-style-name="P2" draw:layer="layout" svg:width="1.974cm" svg:height="1.3cm" svg:x="2.184cm" svg:y="12.132cm">
          <text:p text:style-name="P1"><text:span text:style-name="T1">STD_PUSHBT_FIELDDOWN</text:span></text:p>
          <text:p text:style-name="P1"><text:span text:style-name="T1">EMBD_FIELDDOWN</text:span></text:p>
        </draw:rect>
        <draw:rect draw:style-name="gr2" draw:text-style-name="P3" draw:layer="layout" svg:width="3cm" svg:height="1.6cm" svg:x="0.1cm" svg:y="3.746cm">
          <text:p text:style-name="P1"><text:span text:style-name="T2">STD_PUSHBT_ESC</text:span></text:p>
          <text:p text:style-name="P1"><text:span text:style-name="T2">EMBD_ESC</text:span></text:p>
        </draw:rect>
        <draw:rect draw:style-name="gr2" draw:text-style-name="P3" draw:layer="layout" svg:width="3cm" svg:height="1.6cm" svg:x="0.1cm" svg:y="9.924cm">
          <text:p text:style-name="P1"><text:span text:style-name="T2">STD_PUSHBT_VALID</text:span></text:p>
          <text:p text:style-name="P1"><text:span text:style-name="T2">EMBD_VAL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6T13:55:26</dc:date>
    <dc:creator>Gwéna LE YONDRE</dc:creator>
    <meta:editing-duration>PT2H55M53S</meta:editing-duration>
    <meta:editing-cycles>49</meta:editing-cycles>
    <meta:generator>OpenOffice/4.1.2$Unix OpenOffice.org_project/412m3$Build-9782</meta:generator>
    <meta:document-statistic meta:object-count="8"/>
  </office:meta>
</office:document-meta>
</file>